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style:font-family-generic="modern" style:font-pitch="fixed"/>
    <style:font-face style:name="Eurostile" svg:font-family="Eurostile" style:font-pitch="variable"/>
    <style:font-face style:name="Gentium" svg:font-family="Gentium" style:font-pitch="variable"/>
    <style:font-face style:name="cmex10" svg:font-family="cmex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ndale Mono" officeooo:rsid="000fb787" officeooo:paragraph-rsid="000fb787"/>
    </style:style>
    <style:style style:name="P2" style:family="paragraph" style:parent-style-name="Standard">
      <style:text-properties style:font-name="Andale Mono" fo:font-size="10pt" officeooo:rsid="000fb787" officeooo:paragraph-rsid="000fb787" style:font-size-asian="10pt" style:font-size-complex="10pt"/>
    </style:style>
    <style:style style:name="P3" style:family="paragraph" style:parent-style-name="Standard">
      <style:text-properties style:font-name="Andale Mono" fo:font-size="10pt" officeooo:rsid="0010b2a4" officeooo:paragraph-rsid="0010b2a4" style:font-size-asian="10pt" style:font-size-complex="10pt"/>
    </style:style>
    <style:style style:name="P4" style:family="paragraph" style:parent-style-name="Standard" style:list-style-name="L1">
      <style:text-properties style:font-name="Andale Mono" fo:font-size="10pt" officeooo:rsid="0010b2a4" officeooo:paragraph-rsid="0010b2a4" style:font-size-asian="10pt" style:font-size-complex="10pt"/>
    </style:style>
    <style:style style:name="P5" style:family="paragraph" style:parent-style-name="Standard" style:list-style-name="L1">
      <style:text-properties style:font-name="Andale Mono" fo:font-size="10pt" officeooo:rsid="0012b5fe" officeooo:paragraph-rsid="0012b5fe" style:font-size-asian="10pt" style:font-size-complex="10pt"/>
    </style:style>
    <style:style style:name="P6" style:family="paragraph" style:parent-style-name="Standard" style:list-style-name="L1">
      <style:text-properties style:font-name="Andale Mono" fo:font-size="10pt" officeooo:rsid="0013c88a" officeooo:paragraph-rsid="0013c88a" style:font-size-asian="10pt" style:font-size-complex="10pt"/>
    </style:style>
    <style:style style:name="P7" style:family="paragraph" style:parent-style-name="Standard">
      <style:text-properties style:font-name="Andale Mono" fo:font-size="10pt" officeooo:rsid="0013c88a" officeooo:paragraph-rsid="0013c88a" style:font-size-asian="10pt" style:font-size-complex="10pt"/>
    </style:style>
    <style:style style:name="P8" style:family="paragraph" style:parent-style-name="Standard" style:list-style-name="L3">
      <style:text-properties style:font-name="Andale Mono" fo:font-size="10pt" officeooo:rsid="00178f13" officeooo:paragraph-rsid="001b672c" style:font-size-asian="10pt" style:font-size-complex="10pt"/>
    </style:style>
    <style:style style:name="P9" style:family="paragraph" style:parent-style-name="Text_20_body">
      <style:text-properties style:font-name="Andale Mono" fo:font-size="10pt" officeooo:rsid="00178f13" officeooo:paragraph-rsid="00178f13" style:font-size-asian="10pt" style:font-size-complex="10pt"/>
    </style:style>
    <style:style style:name="P10" style:family="paragraph" style:parent-style-name="Text_20_body" style:list-style-name="L3">
      <style:text-properties style:font-name="Andale Mono" fo:font-size="10pt" officeooo:rsid="00178f13" officeooo:paragraph-rsid="00195530" style:font-size-asian="10pt" style:font-size-complex="10pt"/>
    </style:style>
    <style:style style:name="P11" style:family="paragraph" style:parent-style-name="Text_20_body" style:list-style-name="L3">
      <style:text-properties style:font-name="Andale Mono" fo:font-size="10pt" officeooo:rsid="00178f13" officeooo:paragraph-rsid="001b672c" style:font-size-asian="10pt" style:font-size-complex="10pt"/>
    </style:style>
    <style:style style:name="P12" style:family="paragraph" style:parent-style-name="Text_20_body" style:list-style-name="L3">
      <style:text-properties style:font-name="Andale Mono" fo:font-size="10pt" officeooo:rsid="001b672c" officeooo:paragraph-rsid="001b672c" style:font-size-asian="10pt" style:font-size-complex="10pt"/>
    </style:style>
    <style:style style:name="P13" style:family="paragraph" style:parent-style-name="Text_20_body" style:list-style-name="L3">
      <style:text-properties style:font-name="Andale Mono" fo:font-size="10pt" officeooo:rsid="001c5b90" officeooo:paragraph-rsid="001c5b90" style:font-size-asian="10pt" style:font-size-complex="10pt"/>
    </style:style>
    <style:style style:name="P14" style:family="paragraph" style:parent-style-name="Text_20_body">
      <style:text-properties style:font-name="Andale Mono" fo:font-size="10pt" officeooo:rsid="001c5b90" officeooo:paragraph-rsid="001c5b90" style:font-size-asian="10pt" style:font-size-complex="10pt"/>
    </style:style>
    <style:style style:name="P15" style:family="paragraph" style:parent-style-name="Heading_20_2">
      <style:text-properties style:font-name="Andale Mono"/>
    </style:style>
    <style:style style:name="P16" style:family="paragraph" style:parent-style-name="Heading_20_1">
      <style:text-properties style:font-name="Andale Mono"/>
    </style:style>
    <style:style style:name="T1" style:family="text">
      <style:text-properties officeooo:rsid="00113432"/>
    </style:style>
    <style:style style:name="T2" style:family="text">
      <style:text-properties officeooo:rsid="001512fe"/>
    </style:style>
    <style:style style:name="T3" style:family="text">
      <style:text-properties officeooo:rsid="00154f4b"/>
    </style:style>
    <style:style style:name="T4" style:family="text">
      <style:text-properties officeooo:rsid="00178f13"/>
    </style:style>
    <style:style style:name="T5" style:family="text">
      <style:text-properties officeooo:rsid="0018fc68"/>
    </style:style>
    <style:style style:name="T6" style:family="text">
      <style:text-properties style:font-name="Andale Mono" fo:font-size="10pt" officeooo:rsid="00178f13" style:font-size-asian="10pt" style:font-size-complex="10pt"/>
    </style:style>
    <style:style style:name="T7" style:family="text">
      <style:text-properties officeooo:rsid="001ade72"/>
    </style:style>
    <style:style style:name="T8" style:family="text">
      <style:text-properties officeooo:rsid="001b67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Specific board support</text:h>
      <text:p text:style-name="P1"/>
      <text:p text:style-name="P2">Several readymade boards are supported out of the box. For each board, there is a corresponding C file that exposes the peripherals that are connected to that board. If the board has any external connection ports then these ports are also exposed though the board driver (although handling of devices connected to these ports is up to the application).</text:p>
      <text:p text:style-name="P1"/>
      <text:h text:style-name="P15" text:outline-level="2">Multiwii Flight Controller</text:h>
      <text:p text:style-name="P1"/>
      <text:p text:style-name="P3">Multiwii controller har following peripherals accessible through ”boards/flight_control/multiwii.c”: </text:p>
      <text:p text:style-name="P3"/>
      <text:list xml:id="list959218767558233969" text:style-name="L1">
        <text:list-item>
          <text:p text:style-name="P4">4 supported pwm outputs <text:span text:style-name="T2">(D3, D11, D5, D6)</text:span></text:p>
        </text:list-item>
        <text:list-item>
          <text:p text:style-name="P4">4 pwm inputs <text:span text:style-name="T3">(D2, D4, D7, D8)</text:span></text:p>
        </text:list-item>
        <text:list-item>
          <text:p text:style-name="P4"><text:span text:style-name="T4">6</text:span> <text:span text:style-name="T1">gpio (</text:span>analog <text:span text:style-name="T1">in/digital out) (D9, D10, D12, A0, A1, A2)</text:span></text:p>
        </text:list-item>
        <text:list-item>
          <text:p text:style-name="P4">Accelerometer</text:p>
        </text:list-item>
        <text:list-item>
          <text:p text:style-name="P4">Gyroscope</text:p>
        </text:list-item>
        <text:list-item>
          <text:p text:style-name="P4">Magnetometer</text:p>
        </text:list-item>
        <text:list-item>
          <text:p text:style-name="P4">Barometer</text:p>
        </text:list-item>
        <text:list-item>
          <text:p text:style-name="P4">Temperature sensor</text:p>
        </text:list-item>
        <text:list-item>
          <text:p text:style-name="P4">1 USART</text:p>
        </text:list-item>
        <text:list-item>
          <text:p text:style-name="P5">1 I2C interface</text:p>
        </text:list-item>
        <text:list-item>
          <text:p text:style-name="P6">1 Led </text:p>
        </text:list-item>
      </text:list>
      <text:p text:style-name="P7"/>
      <text:h text:style-name="Heading_20_3" text:outline-level="3">Organization</text:h>
      <text:p text:style-name="P9">Multiwii pins are designated on the board by the letters above. <text:span text:style-name="T8">The hardware pins are mapped to the API pins </text:span>as follows: </text:p>
      <text:list xml:id="list4716587983299117824" text:style-name="L3">
        <text:list-item>
          <text:p text:style-name="P10">PWM <text:span text:style-name="T8">Output</text:span>: </text:p>
          <text:list>
            <text:list-header>
              <text:p text:style-name="P8"/>
            </text:list-header>
            <text:list-item>
              <text:p text:style-name="P11">D6 <text:s/>- MWII_<text:span text:style-name="T5">OUT_</text:span>PWM<text:span text:style-name="T7">0</text:span></text:p>
            </text:list-item>
            <text:list-item>
              <text:p text:style-name="P11">D5 <text:s/>- MWII_<text:span text:style-name="T5">OUT_</text:span>PWM<text:span text:style-name="T7">1</text:span></text:p>
            </text:list-item>
            <text:list-item>
              <text:p text:style-name="P11">D11 - MWII_<text:span text:style-name="T5">OUT_</text:span>PWM<text:span text:style-name="T7">2</text:span></text:p>
            </text:list-item>
            <text:list-item>
              <text:p text:style-name="P11">D3 <text:s/>– MWII_<text:span text:style-name="T5">OUT_</text:span>PWM<text:span text:style-name="T5">3</text:span></text:p>
            </text:list-item>
          </text:list>
        </text:list-item>
        <text:list-item>
          <text:p text:style-name="P12">PWM Capture: </text:p>
          <text:list>
            <text:list-item>
              <text:p text:style-name="P13">D2 <text:s/>- MWII_IN_PWM0</text:p>
            </text:list-item>
            <text:list-item>
              <text:p text:style-name="P13">D4 <text:s/>- MWII_IN_PWM1</text:p>
            </text:list-item>
            <text:list-item>
              <text:p text:style-name="P13">D7 <text:s/>- MWII_IN_PWM2</text:p>
            </text:list-item>
            <text:list-item>
              <text:p text:style-name="P13">D8 <text:s/>- MWII_IN_PWM3</text:p>
            </text:list-item>
          </text:list>
        </text:list-item>
      </text:list>
      <text:p text:style-name="P1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style:font-family-generic="modern" style:font-pitch="fixed"/>
    <style:font-face style:name="Eurostile" svg:font-family="Eurostile" style:font-pitch="variable"/>
    <style:font-face style:name="Gentium" svg:font-family="Gentium" style:font-pitch="variable"/>
    <style:font-face style:name="cmex10" svg:font-family="cmex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5-02-13T17:37:49.704935904</meta:creation-date>
    <dc:date>2015-02-13T20:13:06.123172661</dc:date>
    <dc:creator>martin </dc:creator>
    <meta:editing-duration>PT2H35M10S</meta:editing-duration>
    <meta:editing-cycles>14</meta:editing-cycles>
    <meta:generator>LibreOffice/4.3.3.2$Linux_X86_64 LibreOffice_project/430m0$Build-2</meta:generator>
    <meta:document-statistic meta:table-count="0" meta:image-count="0" meta:object-count="0" meta:page-count="1" meta:paragraph-count="28" meta:word-count="187" meta:character-count="1054" meta:non-whitespace-character-count="906"/>
  </office:meta>
</office:document-meta>
</file>